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1ed24" officeooo:paragraph-rsid="0011ed24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3pt" fo:font-weight="normal" officeooo:rsid="0011ed24" officeooo:paragraph-rsid="0011ed24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120a7e" officeooo:paragraph-rsid="00120a7e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12cfb2" officeooo:paragraph-rsid="0012cfb2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140e52" officeooo:paragraph-rsid="00140e52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50405" officeooo:paragraph-rsid="00150405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1">
      <style:text-properties fo:font-size="13pt" fo:font-weight="normal" officeooo:rsid="00120a7e" officeooo:paragraph-rsid="00120a7e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2">
      <style:text-properties fo:font-size="13pt" fo:font-weight="normal" officeooo:rsid="00120a7e" officeooo:paragraph-rsid="00120a7e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3">
      <style:text-properties fo:font-size="13pt" fo:font-weight="normal" officeooo:rsid="0012cfb2" officeooo:paragraph-rsid="0012cfb2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3">
      <style:text-properties fo:font-size="13pt" fo:font-weight="normal" officeooo:rsid="00140e52" officeooo:paragraph-rsid="00140e52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4">
      <style:text-properties fo:font-size="13pt" fo:font-weight="normal" officeooo:rsid="00140e52" officeooo:paragraph-rsid="00140e52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normal" officeooo:rsid="00157cce" officeooo:paragraph-rsid="00150405" style:font-size-asian="11.3500003814697pt" style:font-weight-asian="normal" style:font-size-complex="13pt" style:font-weight-complex="normal"/>
    </style:style>
    <style:style style:name="T1" style:family="text">
      <style:text-properties officeooo:rsid="00140e5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57c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<text:s/>4. CSS</text:p>
      <text:p text:style-name="P2"/>
      <text:p text:style-name="P2">4.1 ¿Qué es CSS?</text:p>
      <text:p text:style-name="P2"><text:tab/>CSS(Cascade Style Sheets – Hola de estilos en cascada): Intentan separar en un documento el estilo lógico (contiene elementos a mostrar) del estilo físico (apariencia de los elementos</text:p>
      <text:p text:style-name="P3"/>
      <text:p text:style-name="P3">El estilo lógico contendría elementos como:</text:p>
      <text:list xml:id="list2682830698" text:style-name="L1">
        <text:list-item>
          <text:p text:style-name="P7">Cabeceras</text:p>
        </text:list-item>
        <text:list-item>
          <text:p text:style-name="P7">Párrafos</text:p>
        </text:list-item>
        <text:list-item>
          <text:p text:style-name="P7">Imágenes</text:p>
        </text:list-item>
        <text:list-item>
          <text:p text:style-name="P7">Enlaces</text:p>
        </text:list-item>
      </text:list>
      <text:p text:style-name="P3">El estilo físico contendría elementos como:</text:p>
      <text:list xml:id="list70110743" text:style-name="L2">
        <text:list-item>
          <text:p text:style-name="P8">Tipos de letra</text:p>
        </text:list-item>
        <text:list-item>
          <text:p text:style-name="P8">Colores de fondo y letra</text:p>
        </text:list-item>
        <text:list-item>
          <text:p text:style-name="P8">Tamaños</text:p>
        </text:list-item>
        <text:list-item>
          <text:p text:style-name="P8">Márgenes</text:p>
        </text:list-item>
      </text:list>
      <text:p text:style-name="P3"/>
      <text:p text:style-name="P4">Las reglas CSS establecen las propiedades que aparecen</text:p>
      <text:p text:style-name="P4"/>
      <text:p text:style-name="P4">Selector {</text:p>
      <text:p text:style-name="P4">propiedad1:valor1;</text:p>
      <text:p text:style-name="P4">propiedad2:valor2;</text:p>
      <text:p text:style-name="P4">-----------------</text:p>
      <text:p text:style-name="P4">propiedad3:valor3;</text:p>
      <text:p text:style-name="P4">}</text:p>
      <text:p text:style-name="P4"/>
      <text:p text:style-name="P4">Dónde:</text:p>
      <text:list xml:id="list3010905511" text:style-name="L3">
        <text:list-item>
          <text:p text:style-name="P9">Selector: Etiqueta HTML a la que se aplica el estilo.</text:p>
        </text:list-item>
        <text:list-item>
          <text:p text:style-name="P9">Propiedad: Propiedad concreta del elemento que se quiere modificar (color, fuent<text:span text:style-name="T1">e, tamaño…)</text:span></text:p>
        </text:list-item>
        <text:list-item>
          <text:p text:style-name="P10">valor: Valor que toma la propiedad.</text:p>
        </text:list-item>
      </text:list>
      <text:p text:style-name="P5"/>
      <text:p text:style-name="P5">P</text:p>
      <text:p text:style-name="P5">{</text:p>
      <text:p text:style-name="P5">font-size: 50pt;</text:p>
      <text:p text:style-name="P5">color: red;</text:p>
      <text:p text:style-name="P5">font-family: Verdana;</text:p>
      <text:p text:style-name="P5">}</text:p>
      <text:p text:style-name="P5"/>
      <text:p text:style-name="P5">4.2.1 Ubicacion de las reglas</text:p>
      <text:p text:style-name="P5"><text:tab/>Existen tres posibilidades:</text:p>
      <text:list xml:id="list3072091343" text:style-name="L4">
        <text:list-item>
          <text:p text:style-name="P11">Aplicación directa en etiqueta mediante el atributo style del elemento HTML.</text:p>
          <text:p text:style-name="P11">&lt;elemento style=” propieda1:valor1;</text:p>
        </text:list-item>
      </text:list>
      <text:p text:style-name="P5"><text:tab/><text:tab/><text:tab/><text:tab/>propieda2:valor2;</text:p>
      <text:p text:style-name="P5"><text:tab/><text:tab/><text:tab/><text:tab/>…………………………..&gt;</text:p>
      <text:p text:style-name="P5"><text:tab/>&lt;/elemento&gt;</text:p>
      <text:p text:style-name="P5"/>
      <text:p text:style-name="P5"><text:soft-page-break/></text:p>
      <text:p text:style-name="P6"><text:tab/>2.Redefinición de etiquetas: Los selectores que se especifican en la regla se aplican a <text:s/><text:tab/>todo el documento. Para ello seleccionamos los elementos a los que queremos aplicar <text:tab/>las reglas.</text:p>
      <text:p text:style-name="P6"><text:tab/></text:p>
      <text:p text:style-name="P6"><text:tab/><text:tab/>&lt;style type=”text/css”&gt;</text:p>
      <text:p text:style-name="P6"><text:tab/><text:tab/><text:tab/>etiqueta</text:p>
      <text:p text:style-name="P6"><text:tab/><text:tab/><text:tab/>{</text:p>
      <text:p text:style-name="P6"><text:tab/><text:tab/><text:tab/><text:tab/>propiedad1:valo1;</text:p>
      <text:p text:style-name="P6"><text:tab/><text:tab/><text:tab/><text:tab/>propiedad2:valo2;</text:p>
      <text:p text:style-name="P6"><text:tab/><text:tab/><text:tab/>}</text:p>
      <text:p text:style-name="P6"><text:tab/><text:tab/><text:tab/>etiqueta1, etiqueta2</text:p>
      <text:p text:style-name="P6"><text:tab/><text:tab/><text:tab/>{</text:p>
      <text:p text:style-name="P6"><text:tab/><text:tab/><text:tab/><text:tab/>propiedad1:valo1;</text:p>
      <text:p text:style-name="P6"><text:tab/><text:tab/><text:tab/><text:tab/>propiedad2:valo2;</text:p>
      <text:p text:style-name="P6"><text:tab/><text:tab/><text:tab/>}</text:p>
      <text:p text:style-name="P6"/>
      <text:p text:style-name="P12"><text:tab/>3. Separar HTML de CSS</text:p>
      <text:p text:style-name="P6"><text:tab/><text:span text:style-name="T3">La definición de los elementos CSS se realiza en un fichero distinto. Y se enlaza <text:tab/>mediante:</text:span></text:p>
      <text:p text:style-name="P6"><text:tab/></text:p>
      <text:p text:style-name="P6"><text:tab/><text:span text:style-name="T3">&lt;link rel=”stylesheet” TYPE=”text/css” href=ubicaciónfiche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09:10.370559511</meta:creation-date>
    <dc:date>2018-03-13T13:07:10.514410880</dc:date>
    <meta:editing-duration>PT1H22M11S</meta:editing-duration>
    <meta:editing-cycles>3</meta:editing-cycles>
    <meta:generator>LibreOffice/5.4.0.3$Linux_X86_64 LibreOffice_project/40m0$Build-3</meta:generator>
    <meta:document-statistic meta:table-count="0" meta:image-count="0" meta:object-count="0" meta:page-count="2" meta:paragraph-count="54" meta:word-count="217" meta:character-count="1511" meta:non-whitespace-character-count="1299"/>
  </office:meta>
</office:document-meta>
</file>